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 table:number-columns-spanned="2" table:number-rows-spanned="1">
            <text:p>N.º Charcos = 2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N.º Charcos = 5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N.º Charcos = 8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N.º Charcos = 10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N.º Charcos = 20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Media:</text:p>
          </table:table-cell>
          <table:table-cell office:value-type="float" office:value="62.5842193548387" calcext:value-type="float">
            <text:p>62,5842193548387</text:p>
          </table:table-cell>
          <table:table-cell/>
          <table:table-cell office:value-type="string" calcext:value-type="string">
            <text:p>Media:</text:p>
          </table:table-cell>
          <table:table-cell office:value-type="float" office:value="62.6463096774194" calcext:value-type="float">
            <text:p>62,6463096774194</text:p>
          </table:table-cell>
          <table:table-cell/>
          <table:table-cell office:value-type="string" calcext:value-type="string">
            <text:p>Media:</text:p>
          </table:table-cell>
          <table:table-cell office:value-type="float" office:value="62.5811129032258" calcext:value-type="float">
            <text:p>62,5811129032258</text:p>
          </table:table-cell>
          <table:table-cell/>
          <table:table-cell office:value-type="string" calcext:value-type="string">
            <text:p>Media:</text:p>
          </table:table-cell>
          <table:table-cell office:value-type="float" office:value="62.5948516129032" calcext:value-type="float">
            <text:p>62,5948516129032</text:p>
          </table:table-cell>
          <table:table-cell/>
          <table:table-cell office:value-type="string" calcext:value-type="string">
            <text:p>Media:</text:p>
          </table:table-cell>
          <table:table-cell office:value-type="float" office:value="62.6031322580645" calcext:value-type="float">
            <text:p>62,6031322580645</text:p>
          </table:table-cell>
        </table:table-row>
        <table:table-row table:style-name="ro1">
          <table:table-cell office:value-type="string" calcext:value-type="string">
            <text:p>Mediana:</text:p>
          </table:table-cell>
          <table:table-cell office:value-type="float" office:value="62.6059" calcext:value-type="float">
            <text:p>62,6059</text:p>
          </table:table-cell>
          <table:table-cell/>
          <table:table-cell office:value-type="string" calcext:value-type="string">
            <text:p>Mediana:</text:p>
          </table:table-cell>
          <table:table-cell office:value-type="float" office:value="62.6204" calcext:value-type="float">
            <text:p>62,6204</text:p>
          </table:table-cell>
          <table:table-cell/>
          <table:table-cell office:value-type="string" calcext:value-type="string">
            <text:p>Mediana:</text:p>
          </table:table-cell>
          <table:table-cell office:value-type="float" office:value="62.5848" calcext:value-type="float">
            <text:p>62,5848</text:p>
          </table:table-cell>
          <table:table-cell/>
          <table:table-cell office:value-type="string" calcext:value-type="string">
            <text:p>Mediana:</text:p>
          </table:table-cell>
          <table:table-cell table:style-name="ce3" office:value-type="float" office:value="62.6072" calcext:value-type="float">
            <text:p>62,6072</text:p>
          </table:table-cell>
          <table:table-cell/>
          <table:table-cell office:value-type="string" calcext:value-type="string">
            <text:p>Mediana:</text:p>
          </table:table-cell>
          <table:table-cell office:value-type="float" office:value="62.6164" calcext:value-type="float">
            <text:p>62,6164</text:p>
          </table:table-cell>
        </table:table-row>
        <table:table-row table:style-name="ro1">
          <table:table-cell office:value-type="string" calcext:value-type="string">
            <text:p>Med res:</text:p>
          </table:table-cell>
          <table:table-cell office:value-type="float" office:value="40.5806451612903" calcext:value-type="float">
            <text:p>40,5806451612903</text:p>
          </table:table-cell>
          <table:table-cell/>
          <table:table-cell office:value-type="string" calcext:value-type="string">
            <text:p>Med res:</text:p>
          </table:table-cell>
          <table:table-cell office:value-type="float" office:value="39.8064516129032" calcext:value-type="float">
            <text:p>39,8064516129032</text:p>
          </table:table-cell>
          <table:table-cell/>
          <table:table-cell office:value-type="string" calcext:value-type="string">
            <text:p>Med res:</text:p>
          </table:table-cell>
          <table:table-cell office:value-type="float" office:value="39.3870967741935" calcext:value-type="float">
            <text:p>39,3870967741935</text:p>
          </table:table-cell>
          <table:table-cell/>
          <table:table-cell office:value-type="string" calcext:value-type="string">
            <text:p>Med res:</text:p>
          </table:table-cell>
          <table:table-cell office:value-type="float" office:value="40.3225806451613" calcext:value-type="float">
            <text:p>40,3225806451613</text:p>
          </table:table-cell>
          <table:table-cell/>
          <table:table-cell office:value-type="string" calcext:value-type="string">
            <text:p>Med res:</text:p>
          </table:table-cell>
          <table:table-cell office:value-type="float" office:value="39.3548387096774" calcext:value-type="float">
            <text:p>39,3548387096774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7:59:29.909150117</meta:creation-date>
    <dc:date>2017-11-20T18:39:24.116555378</dc:date>
    <meta:editing-duration>PT39M57S</meta:editing-duration>
    <meta:editing-cycles>1</meta:editing-cycles>
    <meta:document-statistic meta:table-count="1" meta:cell-count="35" meta:object-count="0"/>
    <meta:generator>LibreOffice/5.4.1.2$Linux_X86_64 LibreOffice_project/ea7cb86e6eeb2bf3a5af73a8f7777ac570321527</meta:generator>
  </office:meta>
</office:document-meta>
</file>